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1B92000021A23C39E5A7.svm"/>
  <manifest:file-entry manifest:media-type="image/jpeg" manifest:full-path="Pictures/10000000000000F0000000D2ADEF8593.jpg"/>
  <manifest:file-entry manifest:media-type="" manifest:full-path="Pictures/2000000B00004AD600003721E35FD938.svm"/>
  <manifest:file-entry manifest:media-type="" manifest:full-path="Pictures/2000000B000027B20000182070F0A67D.svm"/>
  <manifest:file-entry manifest:media-type="" manifest:full-path="Pictures/2000000B0000607800007F33DFC796E8.svm"/>
  <manifest:file-entry manifest:media-type="image/jpeg" manifest:full-path="Pictures/100000000000010B000000BDDFD2C853.jpg"/>
  <manifest:file-entry manifest:media-type="" manifest:full-path="Pictures/2000000B00010897000094D6D7C80F95.svm"/>
  <manifest:file-entry manifest:media-type="" manifest:full-path="Pictures/2000000B0000295900001729B0DFDA7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><draw:frame draw:style-name="fr1" draw:name="graphics1" text:anchor-type="paragraph" svg:x="3.976cm" svg:y="0.178cm" svg:width="7.833cm" svg:height="6.68cm" draw:z-index="0"><draw:image xlink:href="Pictures/2000000B00001B92000021A23C39E5A7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x="4.969cm" svg:y="3.016cm" svg:width="7.064cm" svg:height="5.978cm" draw:z-index="6"><draw:image xlink:href="Pictures/100000000000010B000000BDDFD2C85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3.235cm" svg:y="2.117cm" svg:width="10.873cm" svg:height="5.983cm" draw:z-index="1"><draw:image xlink:href="Pictures/2000000B000027B20000182070F0A67D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14.122cm" svg:height="8.4cm" draw:z-index="2"><draw:image xlink:href="Pictures/2000000B00010897000094D6D7C80F95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5" text:anchor-type="paragraph" svg:x="3.104cm" svg:y="1.341cm" svg:width="9.663cm" svg:height="5.607cm" draw:z-index="3"><draw:image xlink:href="Pictures/2000000B0000295900001729B0DFDA7C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6" text:anchor-type="paragraph" svg:width="13.658cm" svg:height="10.16cm" draw:z-index="4"><draw:image xlink:href="Pictures/2000000B00004AD600003721E35FD938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graphics7" text:anchor-type="paragraph" svg:width="17.014cm" svg:height="19.861cm" draw:z-index="5"><draw:image xlink:href="Pictures/2000000B0000607800007F33DFC796E8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8" text:anchor-type="paragraph" svg:width="6.881cm" svg:height="6.011cm" draw:z-index="7"><draw:image xlink:href="Pictures/10000000000000F0000000D2ADEF8593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ishwarya Karthik</meta:initial-creator>
    <meta:creation-date>2016-02-05T18:08:41</meta:creation-date>
    <meta:editing-duration>P23DT22H22M34S</meta:editing-duration>
    <dc:date>2016-02-06T17:08:33.01</dc:date>
    <dc:creator>Aishwarya Karthik</dc:creator>
    <meta:generator>OpenOffice/4.1.2$Win32 OpenOffice.org_project/412m3$Build-9782</meta:generator>
    <meta:editing-cycles>2</meta:editing-cycles>
    <meta:document-statistic meta:table-count="0" meta:image-count="8" meta:object-count="0" meta:page-count="5" meta:paragraph-count="0" meta:word-count="0" meta:character-count="0"/>
  </office:meta>
</office:document-meta>
</file>